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7"/>
    <style:style style:name="ce9" style:family="table-cell" style:parent-style-name="Default" style:data-style-name="N107">
      <style:table-cell-properties fo:background-color="#00ff00"/>
    </style:style>
    <style:style style:name="ce1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8">
      <style:table-cell-properties fo:background-color="#ffff00"/>
    </style:style>
    <style:style style:name="ce13" style:family="table-cell" style:parent-style-name="Default" style:data-style-name="N108">
      <style:table-cell-properties fo:background-color="#ff950e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8"/>
        <table:table-column table:style-name="co4" table:number-columns-repeated="4" table:default-cell-style-name="Default"/>
        <table:table-row table:style-name="ro2">
          <table:table-cell table:style-name="ce1" office:value-type="string">
            <text:p>Anzahl</text:p>
          </table:table-cell>
          <table:table-cell table:style-name="ce1" office:value-type="string">
            <text:p>Layout Be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schaffung</text:p>
          </table:table-cell>
          <table:table-cell table:style-name="ce1" office:value-type="string">
            <text:p>Preis (einzeln)</text:p>
          </table:table-cell>
          <table:table-cell table:style-name="ce10" office:value-type="string">
            <text:p>Preis</text:p>
          </table:table-cell>
          <table:table-cell table:style-name="ce1" office:value-type="string">
            <text:p>Alternativen</text:p>
          </table:table-cell>
          <table:table-cell table:style-name="ce1" office:value-type="string">
            <text:p>Preis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3"/>
          <table:table-cell table:style-name="ce8"/>
          <table:table-cell/>
          <table:table-cell table:style-name="ce2"/>
          <table:table-cell table:number-columns-repeated="3"/>
        </table:table-row>
        <table:table-row table:style-name="ro2">
          <table:table-cell table:style-name="ce3" office:value-type="string" table:number-columns-spanned="6" table:number-rows-spanned="1">
            <text:p>Kondensatoren, Bauform soweit nicht anders angegeben 0805 min 6V</text:p>
          </table:table-cell>
          <table:covered-table-cell table:number-columns-repeated="3"/>
          <table:covered-table-cell table:style-name="ce8"/>
          <table:covered-table-cell/>
          <table:table-cell table:number-columns-repeated="4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4]*[.E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Summe:</text:p>
          </table:table-cell>
          <table:table-cell table:style-name="ce9" table:formula="of:=SUM([.F2:.F1001])" office:value-type="currency" office:currency="EUR" office:value="144.0117">
            <text:p>144,01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5]*[.E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ATM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6]*[.E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ATM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7]*[.E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Bilex</text:p>
          </table:table-cell>
          <table:table-cell table:style-name="ce12" table:formula="of:=SUM([.H1:.H1004])" office:value-type="currency" office:currency="EUR" office:value="131.87524">
            <text:p>131,875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ATMEGA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8]*[.E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REF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9]*[.E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]*[.E1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1]*[.E11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2]*[.E12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3]*[.E13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4]*[.E1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5]*[.E1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6]*[.E1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7]*[.E1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8]*[.E1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9]*[.E1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20]*[.E2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1]*[.E21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2]*[.E22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C_C</text:p>
          </table:table-cell>
          <table:table-cell table:style-name="ce5" office:value-type="string">
            <text:p>2.7 nF min 16V</text:p>
          </table:table-cell>
          <table:table-cell table:style-name="ce5" office:value-type="string">
            <text:p>http://de.mouser.com/ProductDetail/Xicon/140-CC501B272K-RC/?qs=sGAEpiMZZMvQvaS66kI3TpuA%252bGlvkZdxKyNIt1w2H1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23]*[.E23]" office:value-type="currency" office:currency="EUR" office:value="0.04165">
            <text:p>0,04 €</text:p>
          </table:table-cell>
          <table:table-cell/>
          <table:table-cell table:style-name="ce13" table:formula="of:=[.F23]" office:value-type="currency" office:currency="EUR" office:value="0.04165">
            <text:p>0,042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BT</text:p>
          </table:table-cell>
          <table:table-cell table:style-name="ce5" office:value-type="string">
            <text:p>220nF</text:p>
          </table:table-cell>
          <table:table-cell table:style-name="ce5" office:value-type="string">
            <text:p>http://de.mouser.com/ProductDetail/Kemet/C0805C224Z3VACTU/?qs=sGAEpiMZZMvQvaS66kI3TixMKQMu90H0UHvducvywxo%3d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24]*[.E24]" office:value-type="currency" office:currency="EUR" office:value="0.08806">
            <text:p>0,09 €</text:p>
          </table:table-cell>
          <table:table-cell/>
          <table:table-cell table:style-name="ce13" table:formula="of:=[.F24]" office:value-type="currency" office:currency="EUR" office:value="0.08806">
            <text:p>0,088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QUA_1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5]*[.E25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QUA_2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6]*[.E26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38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7]*[.E27]" office:value-type="currency" office:currency="EUR" office:value="0.14756">
            <text:p>0,15 €</text:p>
          </table:table-cell>
          <table:table-cell/>
          <table:table-cell table:style-name="ce13" table:formula="of:=[.F27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39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8]*[.E28]" office:value-type="currency" office:currency="EUR" office:value="0.14756">
            <text:p>0,15 €</text:p>
          </table:table-cell>
          <table:table-cell/>
          <table:table-cell table:style-name="ce13" table:formula="of:=[.F28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49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29]*[.E29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46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30]*[.E30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QUARZ3</text:p>
          </table:table-cell>
          <table:table-cell table:style-name="ce5" office:value-type="string">
            <text:p>82 pF</text:p>
          </table:table-cell>
          <table:table-cell table:style-name="ce5" office:value-type="string">
            <text:p>http://de.mouser.com/ProductDetail/Vishay-Vitramon/VJ0805A820KXAAC/?qs=sGAEpiMZZMvQvaS66kI3Tj6lqkfNYXY9ztGLUrkYrpg%3d</text:p>
          </table:table-cell>
          <table:table-cell table:style-name="ce9" table:formula="of:=1.19*0.05" office:value-type="currency" office:currency="EUR" office:value="0.0595">
            <text:p>0,06 €</text:p>
          </table:table-cell>
          <table:table-cell table:style-name="ce9" table:formula="of:=[.A31]*[.E30]" office:value-type="currency" office:currency="EUR" office:value="0.07259">
            <text:p>0,07 €</text:p>
          </table:table-cell>
          <table:table-cell/>
          <table:table-cell table:style-name="ce13" table:formula="of:=[.F31]" office:value-type="currency" office:currency="EUR" office:value="0.07259">
            <text:p>0,07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2]*[.E32]" office:value-type="currency" office:currency="EUR" office:value="0.14756">
            <text:p>0,15 €</text:p>
          </table:table-cell>
          <table:table-cell/>
          <table:table-cell table:style-name="ce13" table:formula="of:=[.F32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3]*[.E33]" office:value-type="currency" office:currency="EUR" office:value="0.14756">
            <text:p>0,15 €</text:p>
          </table:table-cell>
          <table:table-cell/>
          <table:table-cell table:style-name="ce13" table:formula="of:=[.F33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Widerstände, Bauform soweit nicht anders angegeben 0805 <text:s/>0.1W, 5%</text:p>
          </table:table-cell>
          <table:covered-table-cell table:style-name="ce2"/>
          <table:covered-table-cell table:number-columns-repeated="4"/>
          <table:table-cell table:number-columns-repeated="4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8</text:p>
          </table:table-cell>
          <table:table-cell table:style-name="ce6" office:value-type="float" office:value="0">
            <text:p>0</text:p>
          </table:table-cell>
          <table:table-cell table:style-name="ce5" office:value-type="string">
            <text:p>http://de.mouser.com/ProductDetail/Vishay-Dale/CRCW08050000Z0EA/?qs=sGAEpiMZZMvdGkrng054t9YoKDts9whpdD7cazBrJxs%3d</text:p>
          </table:table-cell>
          <table:table-cell table:style-name="ce9" table:formula="of:=0.058*1.19" office:value-type="currency" office:currency="EUR" office:value="0.06902">
            <text:p>0,07 €</text:p>
          </table:table-cell>
          <table:table-cell table:style-name="ce9" table:formula="of:=[.A37]*[.E37]" office:value-type="currency" office:currency="EUR" office:value="0.06902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</text:p>
          </table:table-cell>
          <table:table-cell table:style-name="ce6" office:value-type="float" office:value="10">
            <text:p>10</text:p>
          </table:table-cell>
          <table:table-cell table:style-name="ce5" office:value-type="string">
            <text:p>http://de.mouser.com/ProductDetail/Panasonic-Electronic-Components/ERJ-6GEYJ100V/?qs=sGAEpiMZZMvdGkrng054tw5%2fFYq5P%2fDo2SI8mXJB1oo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8]*[.E3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9]*[.E3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0]*[.E4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9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1]*[.E4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2]*[.E4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2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3]*[.E4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4]*[.E4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5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5]*[.E4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6]*[.E4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7]*[.E4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1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8]*[.E4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9]*[.E4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0]*[.E5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1]*[.E5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7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2]*[.E5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3]*[.E5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8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4]*[.E5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1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5]*[.E5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4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6]*[.E5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9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7]*[.E5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8]*[.E5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35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9]*[.E5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OIL_V_DIV_2</text:p>
          </table:table-cell>
          <table:table-cell table:style-name="ce6" office:value-type="string">
            <text:p>220 <text:span text:style-name="T1">&gt;0,25W</text:span>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0]*[.E6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CNT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1]*[.E6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DATA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2]*[.E6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63]*[.E63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4</text:p>
          </table:table-cell>
          <table:table-cell table:style-name="ce7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4]*[.E64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7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5]*[.E65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8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6]*[.E66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7" office:value-type="float" office:value="490">
            <text:p>490</text:p>
          </table:table-cell>
          <table:table-cell table:style-name="ce5" office:value-type="string">
            <text:p>http://de.mouser.com/ProductDetail/Xicon/292-487-RC/?qs=sGAEpiMZZMvdGkrng054t9f8DIwRY5FXaVoOdNBj%2fmg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7]*[.E67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7" office:value-type="float" office:value="560">
            <text:p>560</text:p>
          </table:table-cell>
          <table:table-cell table:style-name="ce5" office:value-type="string">
            <text:p>http://de.mouser.com/ProductDetail/Panasonic-Electronic-Components/ERJ-6GEYJ561V/?qs=sGAEpiMZZMvdGkrng054tx7%2f6%252bNA3LAJXSxOhGNhnis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8]*[.E6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5</text:p>
          </table:table-cell>
          <table:table-cell table:style-name="ce7" office:value-type="float" office:value="565">
            <text:p>565</text:p>
          </table:table-cell>
          <table:table-cell table:style-name="ce5" office:value-type="string">
            <text:p>http://de.mouser.com/ProductDetail/Xicon/292-562-RC/?qs=sGAEpiMZZMvdGkrng054t0gHKpn%2fdT0BZMbL1vl8eaA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9]*[.E69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41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0]*[.E7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X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1]*[.E7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CK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2]*[.E7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S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3]*[.E7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I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4]*[.E7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5]*[.E7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9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6]*[.E7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CL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7]*[.E7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DA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8]*[.E7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V_REF_L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9]*[.E7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S1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0]*[.E80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S2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1]*[.E8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5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2]*[.E8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6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3]*[.E8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7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4]*[.E8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LED_5V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5]*[.E8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28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6]*[.E8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TEMP_ALERT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7]*[.E8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V_LOW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8]*[.E8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EC_L1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9]*[.E8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EC_L2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0]*[.E9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40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1]*[.E9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X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2]*[.E9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CK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3]*[.E9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S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4]*[.E9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I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5]*[.E9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V_HIGH</text:p>
          </table:table-cell>
          <table:table-cell table:style-name="ce7" office:value-type="string">
            <text:p>2k </text:p>
          </table:table-cell>
          <table:table-cell table:style-name="ce5" office:value-type="string">
            <text:p>http://de.mouser.com/ProductDetail/Panasonic-Electronic-Components/ERJ-6GEYJ202V/?qs=sGAEpiMZZMvdGkrng054tw5%2fFYq5P%2fDodVu%2fzXiSmxQ%3d</text:p>
          </table:table-cell>
          <table:table-cell table:style-name="ce9" table:formula="of:=1.19*0.03" office:value-type="currency" office:currency="EUR" office:value="0.0357">
            <text:p>0,04 €</text:p>
          </table:table-cell>
          <table:table-cell table:style-name="ce9" table:formula="of:=[.A96]*[.E96]" office:value-type="currency" office:currency="EUR" office:value="0.035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7]*[.E97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Z_DIV1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8]*[.E98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EXT4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9]*[.E99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7" office:value-type="string">
            <text:p>7k</text:p>
          </table:table-cell>
          <table:table-cell table:style-name="ce5" office:value-type="string">
            <text:p>http://de.mouser.com/ProductDetail/Xicon/292-715K-RC/?qs=sGAEpiMZZMvdGkrng054t9D9J%252biYiwNK1lLJgstsq4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0]*[.E100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V_REF_H</text:p>
          </table:table-cell>
          <table:table-cell table:style-name="ce7" office:value-type="string">
            <text:p>82k</text:p>
          </table:table-cell>
          <table:table-cell table:style-name="ce5" office:value-type="string">
            <text:p>http://de.mouser.com/ProductDetail/Xicon/260-82K-RC/?qs=sGAEpiMZZMvdGkrng054t2K7laNvUZ0%252bVYe6BQbVD2o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1]*[.E10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C_R</text:p>
          </table:table-cell>
          <table:table-cell table:style-name="ce7" office:value-type="string">
            <text:p>20k <text:s/><text:span text:style-name="T1">1%</text:span></text:p>
          </table:table-cell>
          <table:table-cell table:style-name="ce5" office:value-type="string">
            <text:p>http://de.mouser.com/ProductDetail/Bourns/CR0805-FX-2002ELF/?qs=sGAEpiMZZMvdGkrng054t3VembYjER8we0smGMhv9LA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2]*[.E102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2</text:p>
          </table:table-cell>
          <table:table-cell table:style-name="ce7" office:value-type="string">
            <text:p>n.B.</text:p>
          </table:table-cell>
          <table:table-cell table:style-name="ce8" table:number-columns-repeated="2"/>
          <table:table-cell table:number-columns-repeated="5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n.b.</text:p>
          </table:table-cell>
          <table:table-cell table:style-name="ce8" table:number-columns-repeated="2"/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LEDs, Bauform soweit nicht anders angegeben 0805 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8]*[.E108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9]*[.E109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GPS_FIX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0]*[.E110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PWR_LED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1]*[.E111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E_OIL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2]*[.E112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3]*[.E113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GR_BL_L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4]*[.E114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GR_BLR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5]*[.E115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GR_N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6]*[.E116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9" table:formula="of:=1.19*0.264" office:value-type="currency" office:currency="EUR" office:value="0.31416">
            <text:p>0,31 €</text:p>
          </table:table-cell>
          <table:table-cell table:style-name="ce9" table:formula="of:=[.A117]*[.E117]" office:value-type="currency" office:currency="EUR" office:value="0.31416">
            <text:p>0,31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9" table:formula="of:=1.19*0.264" office:value-type="currency" office:currency="EUR" office:value="0.31416">
            <text:p>0,31 €</text:p>
          </table:table-cell>
          <table:table-cell table:style-name="ce9" table:formula="of:=[.A118]*[.E118]" office:value-type="currency" office:currency="EUR" office:value="0.31416">
            <text:p>0,31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BL_HB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9" table:formula="of:=1.19*0.264" office:value-type="currency" office:currency="EUR" office:value="0.31416">
            <text:p>0,31 €</text:p>
          </table:table-cell>
          <table:table-cell table:style-name="ce9" table:formula="of:=[.A119]*[.E119]" office:value-type="currency" office:currency="EUR" office:value="0.31416">
            <text:p>0,31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5" office:value-type="string">
            <text:p>L1,L2,L3,L4,L5,L6,L7</text:p>
          </table:table-cell>
          <table:table-cell table:style-name="ce5" office:value-type="string">
            <text:p>RGBLED</text:p>
          </table:table-cell>
          <table:table-cell table:style-name="ce5" office:value-type="string">
            <text:p>http://de.mouser.com/ProductDetail/OSRAM-Opto-Semiconductors/LRTBGFTM-ST7-1+VV9-29+Q5R/?qs=sGAEpiMZZMtEjy7lsqBi5dRYf4FN5td3GgplTFGf7Zc%3d</text:p>
          </table:table-cell>
          <table:table-cell table:style-name="ce9" table:formula="of:=1.19*0.553" office:value-type="currency" office:currency="EUR" office:value="0.65807">
            <text:p>0,66 €</text:p>
          </table:table-cell>
          <table:table-cell table:style-name="ce9" table:formula="of:=[.A120]*[.E120]" office:value-type="currency" office:currency="EUR" office:value="4.60649">
            <text:p>4,61 €</text:p>
          </table:table-cell>
          <table:table-cell table:style-name="ce11" office:value-type="string">
            <text:p>Bilex</text:p>
          </table:table-cell>
          <table:table-cell table:style-name="ce12" table:formula="of:=[.F120]" office:value-type="currency" office:currency="EUR" office:value="4.60649">
            <text:p>4,606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Dioden, Bauform soweit nicht anders angegeben SMB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SMBZ5932B-E3-52/?qs=sGAEpiMZZMstCHp3EWKGl1EkEk9bRQ8ESkfp5BWHGIk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4]*[.E124]" office:value-type="currency" office:currency="EUR" office:value="0.37366">
            <text:p>0,37 €</text:p>
          </table:table-cell>
          <table:table-cell/>
          <table:table-cell table:style-name="ce13" table:formula="of:=[.F124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18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5]*[.E125]" office:value-type="currency" office:currency="EUR" office:value="0.37366">
            <text:p>0,37 €</text:p>
          </table:table-cell>
          <table:table-cell/>
          <table:table-cell table:style-name="ce13" table:formula="of:=[.F125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19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6]*[.E126]" office:value-type="currency" office:currency="EUR" office:value="0.37366">
            <text:p>0,37 €</text:p>
          </table:table-cell>
          <table:table-cell/>
          <table:table-cell table:style-name="ce13" table:formula="of:=[.F126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45</text:p>
          </table:table-cell>
          <table:table-cell table:style-name="ce5" office:value-type="string">
            <text:p>1SMB5936</text:p>
          </table:table-cell>
          <table:table-cell table:style-name="ce5" office:value-type="string">
            <text:p>http://de.mouser.com/ProductDetail/Taiwan-Semiconductor/1SMB5936/?qs=sGAEpiMZZMstCHp3EWKGlyJsG336mKN7iGDWQsQNgUk%3d</text:p>
          </table:table-cell>
          <table:table-cell table:style-name="ce9" table:formula="of:=1.19*0.239" office:value-type="currency" office:currency="EUR" office:value="0.28441">
            <text:p>0,28 €</text:p>
          </table:table-cell>
          <table:table-cell table:style-name="ce9" table:formula="of:=[.A127]*[.E127]" office:value-type="currency" office:currency="EUR" office:value="0.28441">
            <text:p>0,28 €</text:p>
          </table:table-cell>
          <table:table-cell/>
          <table:table-cell table:style-name="ce13" table:formula="of:=[.F127]" office:value-type="currency" office:currency="EUR" office:value="0.28441">
            <text:p>0,284 €</text:p>
          </table:table-cell>
          <table:table-cell table:number-columns-repeated="2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8]*[.E128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9]*[.E129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1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0]*[.E130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1]*[.E131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Sonstige Bauteile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T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5]*[.E135]" office:value-type="currency" office:currency="EUR" office:value="0.09758">
            <text:p>0,10 €</text:p>
          </table:table-cell>
          <table:table-cell/>
          <table:table-cell table:style-name="ce13" table:formula="of:=[.F135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6]*[.E136]" office:value-type="currency" office:currency="EUR" office:value="0.09758">
            <text:p>0,10 €</text:p>
          </table:table-cell>
          <table:table-cell/>
          <table:table-cell table:style-name="ce13" table:formula="of:=[.F136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1x20 Stiftleiste RM 2,54mm</text:p>
          </table:table-cell>
          <table:table-cell table:style-name="ce5" office:value-type="string">
            <text:p>http://de.mouser.com/ProductDetail/FCI/68001-420HLF/?qs=sGAEpiMZZMtsLRyDR9nM1w6nqlNYS%252bmLdGRVSwRU3UM%3d</text:p>
          </table:table-cell>
          <table:table-cell table:style-name="ce9" table:formula="of:=0.39*1.19" office:value-type="currency" office:currency="EUR" office:value="0.4641">
            <text:p>0,46 €</text:p>
          </table:table-cell>
          <table:table-cell table:style-name="ce9" table:formula="of:=[.A137]*[.E137]" office:value-type="currency" office:currency="EUR" office:value="0.4641">
            <text:p>0,46 €</text:p>
          </table:table-cell>
          <table:table-cell/>
          <table:table-cell table:style-name="ce13" table:formula="of:=[.F137]" office:value-type="currency" office:currency="EUR" office:value="0.4641">
            <text:p>0,464 €</text:p>
          </table:table-cell>
          <table:table-cell table:number-columns-repeated="2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5" office:value-type="string">
            <text:p>T1,T2,T3</text:p>
          </table:table-cell>
          <table:table-cell table:style-name="ce5" office:value-type="string">
            <text:p>2N7002BKW,115</text:p>
          </table:table-cell>
          <table:table-cell table:style-name="ce5" office:value-type="string">
            <text:p>http://de.mouser.com/ProductDetail/NXP-Semiconductors/2N7002BKW115/?qs=sGAEpiMZZMv4eh0jmGe02ysUrjeQFOta5JGI1XFmH2Y%3d</text:p>
          </table:table-cell>
          <table:table-cell table:style-name="ce9" table:formula="of:=1.19*0.052" office:value-type="currency" office:currency="EUR" office:value="0.06188">
            <text:p>0,06 €</text:p>
          </table:table-cell>
          <table:table-cell table:style-name="ce9" table:formula="of:=[.A138]*[.E138]" office:value-type="currency" office:currency="EUR" office:value="0.18564">
            <text:p>0,19 €</text:p>
          </table:table-cell>
          <table:table-cell/>
          <table:table-cell table:style-name="ce13" table:formula="of:=[.F138]" office:value-type="currency" office:currency="EUR" office:value="0.18564">
            <text:p>0,186 €</text:p>
          </table:table-cell>
          <table:table-cell table:number-columns-repeated="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5" office:value-type="string">
            <text:p>JP1,JP2</text:p>
          </table:table-cell>
          <table:table-cell table:style-name="ce5" office:value-type="string">
            <text:p>2x3 Stiftleiste RM 2,54mm</text:p>
          </table:table-cell>
          <table:table-cell table:style-name="ce5" office:value-type="string">
            <text:p>http://de.mouser.com/ProductDetail/Harwin/M20-9980346/?qs=sGAEpiMZZMtsLRyDR9nM1%252bmess1WSkgVWfxa2%2fK5GZY%3d</text:p>
          </table:table-cell>
          <table:table-cell table:style-name="ce9" table:formula="of:=1.19*0.25" office:value-type="currency" office:currency="EUR" office:value="0.2975">
            <text:p>0,30 €</text:p>
          </table:table-cell>
          <table:table-cell table:style-name="ce9" table:formula="of:=[.A139]*[.E139]" office:value-type="currency" office:currency="EUR" office:value="0.595">
            <text:p>0,6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34">
            <text:p>0,34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DCDC53.3</text:p>
          </table:table-cell>
          <table:table-cell table:style-name="ce5" office:value-type="string">
            <text:p>AP1117E33G</text:p>
          </table:table-cell>
          <table:table-cell table:style-name="ce5" office:value-type="string">
            <text:p>http://de.mouser.com/ProductDetail/Diodes-Inc/AP1117E33G-13/?qs=sGAEpiMZZMsGz1a6aV8DcBongxLutZaODvyeB%2fW9Bgc%3d</text:p>
          </table:table-cell>
          <table:table-cell table:style-name="ce9" table:formula="of:=0.363*1.19" office:value-type="currency" office:currency="EUR" office:value="0.43197">
            <text:p>0,43 €</text:p>
          </table:table-cell>
          <table:table-cell table:style-name="ce9" table:formula="of:=[.A140]*[.E140]" office:value-type="currency" office:currency="EUR" office:value="0.43197">
            <text:p>0,43 €</text:p>
          </table:table-cell>
          <table:table-cell/>
          <table:table-cell table:style-name="ce13" table:formula="of:=[.F140]" office:value-type="currency" office:currency="EUR" office:value="0.43197">
            <text:p>0,432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IC4</text:p>
          </table:table-cell>
          <table:table-cell table:style-name="ce5" office:value-type="string">
            <text:p>Atmega2560, TQFP100</text:p>
          </table:table-cell>
          <table:table-cell table:style-name="ce5" office:value-type="string">
            <text:p>http://de.mouser.com/ProductDetail/Atmel/ATmega2560-16AU/?qs=sGAEpiMZZMtkfMPOFRTOl4TPj%252bk4h3O1</text:p>
          </table:table-cell>
          <table:table-cell table:style-name="ce9" table:formula="of:=14.52*1.2" office:value-type="currency" office:currency="EUR" office:value="17.424">
            <text:p>17,42 €</text:p>
          </table:table-cell>
          <table:table-cell table:style-name="ce9" table:formula="of:=[.A141]*[.E141]" office:value-type="currency" office:currency="EUR" office:value="17.424">
            <text:p>17,4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11.12">
            <text:p>11,12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5" office:value-type="string">
            <text:p>Atmega8, TQFP32</text:p>
          </table:table-cell>
          <table:table-cell table:style-name="ce5" office:value-type="string">
            <text:p>http://de.mouser.com/ProductDetail/Atmel/ATMEGA88PA-AU/?qs=sGAEpiMZZMuejTFqD3Nt%252bOPjs0BY82XT</text:p>
          </table:table-cell>
          <table:table-cell table:style-name="ce9" table:formula="of:=2.1*1.19" office:value-type="currency" office:currency="EUR" office:value="2.499">
            <text:p>2,50 €</text:p>
          </table:table-cell>
          <table:table-cell table:style-name="ce9" table:formula="of:=[.A142]*[.E142]" office:value-type="currency" office:currency="EUR" office:value="2.499">
            <text:p>2,5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2.97">
            <text:p>2,97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BAT</text:p>
          </table:table-cell>
          <table:table-cell table:style-name="ce5" office:value-type="string">
            <text:p>Batterie für RTC</text:p>
          </table:table-cell>
          <table:table-cell table:style-name="ce5" office:value-type="string">
            <text:p>http://de.mouser.com/ProductDetail/Renata/CR2016-MFRTS/?qs=sGAEpiMZZMuauSEoLDNvSu7sAmakP0ZEzrmnmvSYEgo%3d</text:p>
          </table:table-cell>
          <table:table-cell table:style-name="ce9" table:formula="of:=0.82*1.19" office:value-type="currency" office:currency="EUR" office:value="0.9758">
            <text:p>0,98 €</text:p>
          </table:table-cell>
          <table:table-cell table:style-name="ce9" table:formula="of:=[.A143]*[.E143]" office:value-type="currency" office:currency="EUR" office:value="0.9758">
            <text:p>0,98 €</text:p>
          </table:table-cell>
          <table:table-cell/>
          <table:table-cell table:style-name="ce13" table:formula="of:=[.F143]" office:value-type="currency" office:currency="EUR" office:value="0.9758">
            <text:p>0,976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BAT_CLIP</text:p>
          </table:table-cell>
          <table:table-cell table:style-name="ce5" office:value-type="string">
            <text:p>Batteriehalter</text:p>
          </table:table-cell>
          <table:table-cell table:style-name="ce5" office:value-type="string">
            <text:p>http://de.mouser.com/ProductDetail/Keystone-Electronics/3000TR/?qs=sGAEpiMZZMupuRtfu7GC%252beGJ107FIWf8f6Iz%2f7PG2SQ%3d</text:p>
          </table:table-cell>
          <table:table-cell table:style-name="ce9" table:formula="of:=1.19*0.546" office:value-type="currency" office:currency="EUR" office:value="0.64974">
            <text:p>0,65 €</text:p>
          </table:table-cell>
          <table:table-cell table:style-name="ce9" table:formula="of:=[.A144]*[.E144]" office:value-type="currency" office:currency="EUR" office:value="0.64974">
            <text:p>0,65 €</text:p>
          </table:table-cell>
          <table:table-cell/>
          <table:table-cell table:style-name="ce13" table:formula="of:=[.F144]" office:value-type="currency" office:currency="EUR" office:value="0.64974">
            <text:p>0,65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BTM222</text:p>
          </table:table-cell>
          <table:table-cell table:style-name="ce5" office:value-type="string">
            <text:p>Bluetooth</text:p>
          </table:table-cell>
          <table:table-cell table:style-name="ce5" office:value-type="string">
            <text:p>ebay</text:p>
          </table:table-cell>
          <table:table-cell table:style-name="ce9" office:value-type="currency" office:currency="EUR" office:value="13.5">
            <text:p>13,50 €</text:p>
          </table:table-cell>
          <table:table-cell table:style-name="ce9" table:formula="of:=[.A145]*[.E145]" office:value-type="currency" office:currency="EUR" office:value="13.5">
            <text:p>13,50 €</text:p>
          </table:table-cell>
          <table:table-cell/>
          <table:table-cell table:style-name="ce13" table:formula="of:=[.F145]" office:value-type="currency" office:currency="EUR" office:value="13.5">
            <text:p>13,50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-7805-1.0</text:p>
          </table:table-cell>
          <table:table-cell table:style-name="ce5" office:value-type="string">
            <text:p>DC/DC Wandler</text:p>
          </table:table-cell>
          <table:table-cell table:style-name="ce5" office:value-type="string">
            <text:p>http://de.mouser.com/ProductDetail/RECOM-Power/R-7850-10/?qs=sGAEpiMZZMtwaiKVUtQsNS6SOjapLQbCfq8onaCYCcc%3d</text:p>
          </table:table-cell>
          <table:table-cell table:style-name="ce9" table:formula="of:=1.2*6.45" office:value-type="currency" office:currency="EUR" office:value="7.74">
            <text:p>7,74 €</text:p>
          </table:table-cell>
          <table:table-cell table:style-name="ce9" table:formula="of:=[.A146]*[.E146]" office:value-type="currency" office:currency="EUR" office:value="7.74">
            <text:p>7,74 €</text:p>
          </table:table-cell>
          <table:table-cell/>
          <table:table-cell table:style-name="ce13" table:formula="of:=[.F146]" office:value-type="currency" office:currency="EUR" office:value="7.74">
            <text:p>7,74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Display</text:p>
          </table:table-cell>
          <table:table-cell table:style-name="ce5" office:value-type="string">
            <text:p>http://de.mouser.com/Search/ProductDetail.aspx?R=NHD-2.7-12864UCY3virtualkey66010000virtualkey763-2.7-12864UCY3</text:p>
          </table:table-cell>
          <table:table-cell table:style-name="ce9" table:formula="of:=1.19*28.05" office:value-type="currency" office:currency="EUR" office:value="33.3795">
            <text:p>33,38 €</text:p>
          </table:table-cell>
          <table:table-cell table:style-name="ce9" table:formula="of:=[.A147]*[.E147]" office:value-type="currency" office:currency="EUR" office:value="33.3795">
            <text:p>33,38 €</text:p>
          </table:table-cell>
          <table:table-cell/>
          <table:table-cell table:style-name="ce13" table:formula="of:=[.F147]" office:value-type="currency" office:currency="EUR" office:value="33.3795">
            <text:p>33,380 €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/>
          <table:table-cell table:formula="of:=[.A148]*[.E148]" office:value-type="currency" office:currency="EUR" office:value="0">
            <text:p>0,00 €</text:p>
          </table:table-cell>
          <table:table-cell/>
          <table:table-cell table:style-name="ce13" table:formula="of:=[.F148]" office:value-type="currency" office:currency="EUR" office:value="0">
            <text:p>0,00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T2</text:p>
          </table:table-cell>
          <table:table-cell table:style-name="ce5" office:value-type="string">
            <text:p>Micro SD Sockel</text:p>
          </table:table-cell>
          <table:table-cell table:style-name="ce5" office:value-type="string">
            <text:p>https://de.mouser.com/Search/ProductDetail.aspx?R=SCHD1A0101virtualkey68800000virtualkey688-SCHD1A0101</text:p>
          </table:table-cell>
          <table:table-cell table:style-name="ce9" table:formula="of:=1.19*1.05" office:value-type="currency" office:currency="EUR" office:value="1.2495">
            <text:p>1,25 €</text:p>
          </table:table-cell>
          <table:table-cell table:style-name="ce9" table:formula="of:=[.A149]*[.E149]" office:value-type="currency" office:currency="EUR" office:value="1.2495">
            <text:p>1,25 €</text:p>
          </table:table-cell>
          <table:table-cell/>
          <table:table-cell table:style-name="ce13" table:formula="of:=[.F149]" office:value-type="currency" office:currency="EUR" office:value="1.2495">
            <text:p>1,25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GPS</text:p>
          </table:table-cell>
          <table:table-cell table:style-name="ce5" office:value-type="string">
            <text:p>MediaTek MT3339 </text:p>
          </table:table-cell>
          <table:table-cell table:style-name="ce5" office:value-type="string">
            <text:p>http://shop.trenz-electronic.de/catalog/product_info.php?cPath=105_139&amp;products_id=1000</text:p>
          </table:table-cell>
          <table:table-cell table:style-name="ce9" table:formula="of:=19.1+4" office:value-type="currency" office:currency="EUR" office:value="23.1">
            <text:p>23,10 €</text:p>
          </table:table-cell>
          <table:table-cell table:style-name="ce9" table:formula="of:=[.A150]*[.E150]" office:value-type="currency" office:currency="EUR" office:value="23.1">
            <text:p>23,10 €</text:p>
          </table:table-cell>
          <table:table-cell/>
          <table:table-cell table:style-name="ce13" table:formula="of:=[.F150]" office:value-type="currency" office:currency="EUR" office:value="23.1">
            <text:p>23,10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IC12</text:p>
          </table:table-cell>
          <table:table-cell table:style-name="ce5" office:value-type="string">
            <text:p>NJM3773FM2</text:p>
          </table:table-cell>
          <table:table-cell table:style-name="ce5" office:value-type="string">
            <text:p>https://de.mouser.com/Search/ProductDetail.aspx?R=NJM3773FM2virtualkey51310000virtualkey513-NJM3773FM2</text:p>
          </table:table-cell>
          <table:table-cell table:style-name="ce9" table:formula="of:=1.19*2.99" office:value-type="currency" office:currency="EUR" office:value="3.5581">
            <text:p>3,56 €</text:p>
          </table:table-cell>
          <table:table-cell table:style-name="ce9" table:formula="of:=[.A151]*[.E151]" office:value-type="currency" office:currency="EUR" office:value="3.5581">
            <text:p>3,56 €</text:p>
          </table:table-cell>
          <table:table-cell/>
          <table:table-cell table:style-name="ce13" table:formula="of:=[.F151]" office:value-type="currency" office:currency="EUR" office:value="3.5581">
            <text:p>3,558 €</text:p>
          </table:table-cell>
          <table:table-cell table:number-columns-repeated="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5" office:value-type="string">
            <text:p>5V_F,12V_F1</text:p>
          </table:table-cell>
          <table:table-cell table:style-name="ce5" office:value-type="string">
            <text:p>Polyfuse, 1.0 A</text:p>
          </table:table-cell>
          <table:table-cell table:style-name="ce5" office:value-type="string">
            <text:p>http://de.mouser.com/ProductDetail/Littelfuse/72R050XU/?qs=sGAEpiMZZMu7EFbsM1w0nYqj83OvMWW8AHhRQEUj9io%3d</text:p>
          </table:table-cell>
          <table:table-cell table:style-name="ce9" table:formula="of:=1.19*0.231" office:value-type="currency" office:currency="EUR" office:value="0.27489">
            <text:p>0,27 €</text:p>
          </table:table-cell>
          <table:table-cell table:style-name="ce9" table:formula="of:=[.A152]*[.E152]" office:value-type="currency" office:currency="EUR" office:value="0.54978">
            <text:p>0,55 €</text:p>
          </table:table-cell>
          <table:table-cell/>
          <table:table-cell table:style-name="ce13" table:formula="of:=[.F152]" office:value-type="currency" office:currency="EUR" office:value="0.54978">
            <text:p>0,55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Quarz</text:p>
          </table:table-cell>
          <table:table-cell table:style-name="ce5" office:value-type="string">
            <text:p>http://de.mouser.com/ProductDetail/ABRACON/ABLS-16000MHZ-B4-T/?qs=sGAEpiMZZMsBj6bBr9Q9afotFnKtdEDA7ZIrgzeEC8Q%3d</text:p>
          </table:table-cell>
          <table:table-cell table:style-name="ce9" table:formula="of:=0.34*2.05" office:value-type="currency" office:currency="EUR" office:value="0.697">
            <text:p>0,70 €</text:p>
          </table:table-cell>
          <table:table-cell table:style-name="ce9" table:formula="of:=[.A153]*[.E153]" office:value-type="currency" office:currency="EUR" office:value="0.697">
            <text:p>0,7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56">
            <text:p>0,256 €</text:p>
          </table:table-cell>
          <table:table-cell table:number-columns-repeated="2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5" office:value-type="string">
            <text:p>S6,S7,S8,S9</text:p>
          </table:table-cell>
          <table:table-cell table:style-name="ce5" office:value-type="string">
            <text:p>Richtungs Taster</text:p>
          </table:table-cell>
          <table:table-cell table:style-name="ce5" office:value-type="string">
            <text:p>https://de.mouser.com/Search/ProductDetail.aspx?R=101-0464-EVvirtualkey12040000virtualkey101-0464-EV</text:p>
          </table:table-cell>
          <table:table-cell table:style-name="ce9" table:formula="of:=1.19*0.229" office:value-type="currency" office:currency="EUR" office:value="0.27251">
            <text:p>0,27 €</text:p>
          </table:table-cell>
          <table:table-cell table:style-name="ce9" table:formula="of:=[.A154]*[.E154]" office:value-type="currency" office:currency="EUR" office:value="1.09004">
            <text:p>1,09 €</text:p>
          </table:table-cell>
          <table:table-cell/>
          <table:table-cell table:style-name="ce13" table:formula="of:=[.F154]" office:value-type="currency" office:currency="EUR" office:value="1.09004">
            <text:p>1,09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chmitttrigger</text:p>
          </table:table-cell>
          <table:table-cell table:style-name="ce5" office:value-type="string">
            <text:p>http://de.mouser.com/ProductDetail/Texas-Instruments/CD4093BNSRG4/?qs=sGAEpiMZZMtMa9lbYwD6ZBohDQbaYMAatUD0lxbTcDM%3d</text:p>
          </table:table-cell>
          <table:table-cell table:style-name="ce9" table:formula="of:=1.19*0.44" office:value-type="currency" office:currency="EUR" office:value="0.5236">
            <text:p>0,52 €</text:p>
          </table:table-cell>
          <table:table-cell table:style-name="ce9" table:formula="of:=[.A155]*[.E155]" office:value-type="currency" office:currency="EUR" office:value="0.5236">
            <text:p>0,5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5">
            <text:p>0,15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impler Reset Taster</text:p>
          </table:table-cell>
          <table:table-cell table:style-name="ce5" office:value-type="string">
            <text:p>https://de.mouser.com/Search/ProductDetail.aspx?R=101-0364-EVvirtualkey12040000virtualkey101-0364-EV</text:p>
          </table:table-cell>
          <table:table-cell table:style-name="ce9" table:formula="of:=0.211*1.19" office:value-type="currency" office:currency="EUR" office:value="0.25109">
            <text:p>0,25 €</text:p>
          </table:table-cell>
          <table:table-cell table:style-name="ce9" table:formula="of:=[.A156]*[.E156]" office:value-type="currency" office:currency="EUR" office:value="0.25109">
            <text:p>0,25 €</text:p>
          </table:table-cell>
          <table:table-cell/>
          <table:table-cell table:style-name="ce13" table:formula="of:=[.F156]" office:value-type="currency" office:currency="EUR" office:value="0.25109">
            <text:p>0,251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SUB-D Stiftleiste IP67</text:p>
          </table:table-cell>
          <table:table-cell table:style-name="ce5" office:value-type="string">
            <text:p>https://de.mouser.com/Search/ProductDetail.aspx?R=15-000423virtualkey63110000virtualkey706-15-000423</text:p>
          </table:table-cell>
          <table:table-cell table:style-name="ce9" table:formula="of:=1.19*13.19" office:value-type="currency" office:currency="EUR" office:value="15.6961">
            <text:p>15,70 €</text:p>
          </table:table-cell>
          <table:table-cell table:style-name="ce9" table:formula="of:=[.A157]*[.E157]" office:value-type="currency" office:currency="EUR" office:value="15.6961">
            <text:p>15,70 €</text:p>
          </table:table-cell>
          <table:table-cell/>
          <table:table-cell table:style-name="ce13" table:formula="of:=[.F157]" office:value-type="currency" office:currency="EUR" office:value="15.6961">
            <text:p>15,696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TMP102AIDRLT</text:p>
          </table:table-cell>
          <table:table-cell table:style-name="ce5" office:value-type="string">
            <text:p>TempSensor</text:p>
          </table:table-cell>
          <table:table-cell table:style-name="ce5" office:value-type="string">
            <text:p>http://de.mouser.com/ProductDetail/Texas-Instruments/TMP102AIDRLR/?qs=sGAEpiMZZMucenltShoSnvcH4kNLTJOgHTHoYSKuTBo%3d</text:p>
          </table:table-cell>
          <table:table-cell table:style-name="ce9" table:formula="of:=1.19*3.2" office:value-type="currency" office:currency="EUR" office:value="3.808">
            <text:p>3,81 €</text:p>
          </table:table-cell>
          <table:table-cell table:style-name="ce9" table:formula="of:=[.A158]*[.E158]" office:value-type="currency" office:currency="EUR" office:value="3.808">
            <text:p>3,81 €</text:p>
          </table:table-cell>
          <table:table-cell/>
          <table:table-cell table:style-name="ce13" table:formula="of:=[.F158]" office:value-type="currency" office:currency="EUR" office:value="3.808">
            <text:p>3,808 €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Spulen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L10</text:p>
          </table:table-cell>
          <table:table-cell table:style-name="ce5" office:value-type="string">
            <text:p>BLM21PG221SN1</text:p>
          </table:table-cell>
          <table:table-cell table:style-name="ce5" office:value-type="string">
            <text:p>http://de.mouser.com/ProductDetail/Murata/BLM21PG221SN1D/?qs=N%2fLoXOA9PTJ4i6RHFrsqmw%3d%3d</text:p>
          </table:table-cell>
          <table:table-cell table:style-name="ce9" table:formula="of:=1.19*0.165" office:value-type="currency" office:currency="EUR" office:value="0.19635">
            <text:p>0,20 €</text:p>
          </table:table-cell>
          <table:table-cell table:style-name="ce9" table:formula="of:=[.A161]*[.E161]" office:value-type="currency" office:currency="EUR" office:value="0.19635">
            <text:p>0,2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3">
            <text:p>0,03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L8</text:p>
          </table:table-cell>
          <table:table-cell table:style-name="ce5" office:value-type="string">
            <text:p>Spitzenfilter, <text:s/>22µH 1A</text:p>
          </table:table-cell>
          <table:table-cell table:style-name="ce5" office:value-type="string">
            <text:p>http://de.mouser.com/ProductDetail/Sumida/CR54NP-220MC/?qs=sGAEpiMZZMv126LJFLh8yxR%2fiPwtgkBPBg03oJ79dLM%3d</text:p>
          </table:table-cell>
          <table:table-cell table:style-name="ce9" table:formula="of:=0.67*1.19" office:value-type="currency" office:currency="EUR" office:value="0.7973">
            <text:p>0,80 €</text:p>
          </table:table-cell>
          <table:table-cell table:style-name="ce9" table:formula="of:=[.A162]*[.E162]" office:value-type="currency" office:currency="EUR" office:value="0.7973">
            <text:p>0,80 €</text:p>
          </table:table-cell>
          <table:table-cell/>
          <table:table-cell table:style-name="ce13" table:formula="of:=[.F162]" office:value-type="currency" office:currency="EUR" office:value="0.7973">
            <text:p>0,797 €</text:p>
          </table:table-cell>
          <table:table-cell table:number-columns-repeated="2"/>
        </table:table-row>
        <table:table-row table:style-name="ro2" table:number-rows-repeated="653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atrick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Bluetooth</text:p>
          </table:table-cell>
          <table:table-cell table:formula="of:=27.3/2" office:value-type="float" office:value="13.65">
            <text:p>13,65</text:p>
          </table:table-cell>
          <table:table-cell/>
          <table:table-cell office:value-type="string">
            <text:p>Summe</text:p>
          </table:table-cell>
          <table:table-cell table:formula="of:=SUM([.B1:.B99])" office:value-type="float" office:value="74.94">
            <text:p>74,94</text:p>
          </table:table-cell>
        </table:table-row>
        <table:table-row table:style-name="ro1">
          <table:table-cell office:value-type="string">
            <text:p>Mouserparts</text:p>
          </table:table-cell>
          <table:table-cell table:formula="of:=99.5/2" office:value-type="float" office:value="49.75">
            <text:p>49,75</text:p>
          </table:table-cell>
          <table:table-cell table:number-columns-repeated="3"/>
        </table:table-row>
        <table:table-row table:style-name="ro1">
          <table:table-cell office:value-type="string">
            <text:p>Atmega</text:p>
          </table:table-cell>
          <table:table-cell table:formula="of:=23.08/2" office:value-type="float" office:value="11.54">
            <text:p>11,54</text:p>
          </table:table-cell>
          <table:table-cell table:number-columns-repeated="3"/>
        </table:table-row>
      </table:table>
      <table:database-ranges>
        <table:database-range table:name="__Anonymous_Sheet_DB__0" table:target-range-address="Tabelle1.A124:Tabelle1.F131">
          <table:sort>
            <table:sort-by table:field-number="2" table:data-type="automatic"/>
          </table:sort>
        </table:database-range>
        <table:database-range table:target-range-address="Tabelle1.A161:Tabelle1.H16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.10.2011</text:date>, <text:time>10:0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14:52:06.73</meta:creation-date>
    <dc:date>2011-10-20T10:02:06.79</dc:date>
    <meta:editing-duration>PT62H00M24S</meta:editing-duration>
    <meta:editing-cycles>143</meta:editing-cycles>
    <meta:generator>OpenOffice.org/3.2$Win32 OpenOffice.org_project/320m18$Build-9502</meta:generator>
    <meta:document-statistic meta:table-count="2" meta:cell-count="1145" meta:object-count="0"/>
  </office:meta>
</office:document-meta>
</file>